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0pt" fo:language="zxx" fo:country="none" fo:font-weight="bold" officeooo:rsid="000fe180" officeooo:paragraph-rsid="000fe180" style:font-size-asian="20pt" style:language-asian="zxx" style:country-asian="none" style:font-weight-asian="bold" style:font-size-complex="20pt" style:language-complex="zxx" style:country-complex="none" style:font-weight-complex="bold"/>
    </style:style>
    <style:style style:name="P2" style:family="paragraph" style:parent-style-name="Standard">
      <style:paragraph-properties fo:text-align="start" style:justify-single-word="false"/>
      <style:text-properties style:font-name="Ubuntu" fo:font-size="13pt" fo:language="zxx" fo:country="none" fo:font-weight="normal" officeooo:rsid="000fe180" officeooo:paragraph-rsid="000fe180" style:font-size-asian="11.3500003814697pt" style:language-asian="zxx" style:country-asian="none" style:font-weight-asian="normal" style:font-size-complex="13pt" style:language-complex="zxx" style:country-complex="none" style:font-weight-complex="normal"/>
    </style:style>
    <style:style style:name="P3" style:family="paragraph" style:parent-style-name="Standard">
      <style:paragraph-properties fo:text-align="start" style:justify-single-word="false"/>
      <style:text-properties style:font-name="Ubuntu" fo:font-size="13pt" fo:language="zxx" fo:country="none" style:text-underline-style="none" fo:font-weight="normal" officeooo:rsid="0014a3a4" officeooo:paragraph-rsid="0014a3a4" style:font-size-asian="11.3500003814697pt" style:language-asian="zxx" style:country-asian="none" style:font-weight-asian="normal" style:font-size-complex="13pt" style:language-complex="zxx" style:country-complex="none" style:font-weight-complex="normal"/>
    </style:style>
    <style:style style:name="P4" style:family="paragraph" style:parent-style-name="Standard">
      <style:paragraph-properties fo:text-align="start" style:justify-single-word="false"/>
      <style:text-properties style:font-name="Ubuntu" fo:font-size="13pt" fo:language="zxx" fo:country="none" style:text-underline-style="none" fo:font-weight="normal" officeooo:rsid="000fe180" officeooo:paragraph-rsid="000fe180" style:font-size-asian="11.3500003814697pt" style:language-asian="zxx" style:country-asian="none" style:font-weight-asian="normal" style:font-size-complex="13pt" style:language-complex="zxx" style:country-complex="none" style:font-weight-complex="normal"/>
    </style:style>
    <style:style style:name="P5" style:family="paragraph" style:parent-style-name="Standard">
      <style:paragraph-properties fo:text-align="start" style:justify-single-word="false"/>
      <style:text-properties style:font-name="Ubuntu" fo:font-size="13pt" fo:language="zxx" fo:country="none" fo:font-weight="normal" officeooo:rsid="000fe180" officeooo:paragraph-rsid="000fe180" style:font-size-asian="11.3500003814697pt" style:language-asian="zxx" style:country-asian="none" style:font-weight-asian="normal" style:font-size-complex="13pt" style:language-complex="zxx" style:country-complex="none" style:font-weight-complex="normal"/>
    </style:style>
    <style:style style:name="P6" style:family="paragraph" style:parent-style-name="Standard">
      <style:paragraph-properties fo:text-align="start" style:justify-single-word="false"/>
      <style:text-properties style:font-name="Ubuntu" fo:font-size="13pt" fo:language="zxx" fo:country="none" fo:font-weight="normal" officeooo:rsid="000fe180" officeooo:paragraph-rsid="0015810f" style:font-size-asian="11.3500003814697pt" style:language-asian="zxx" style:country-asian="none" style:font-weight-asian="normal" style:font-size-complex="13pt" style:language-complex="zxx" style:country-complex="none" style:font-weight-complex="normal"/>
    </style:style>
    <style:style style:name="P7" style:family="paragraph" style:parent-style-name="Standard">
      <style:paragraph-properties fo:text-align="start" style:justify-single-word="false"/>
      <style:text-properties fo:color="#800000" style:font-name="Ubuntu" fo:font-size="13pt" fo:language="zxx" fo:country="none" fo:font-weight="normal" officeooo:rsid="000fe180" officeooo:paragraph-rsid="0015810f" style:font-size-asian="11.3500003814697pt" style:language-asian="zxx" style:country-asian="none" style:font-weight-asian="normal" style:font-size-complex="13pt" style:language-complex="zxx" style:country-complex="none" style:font-weight-complex="normal"/>
    </style:style>
    <style:style style:name="P8" style:family="paragraph" style:parent-style-name="Standard">
      <style:paragraph-properties fo:text-align="start" style:justify-single-word="false"/>
      <style:text-properties fo:color="#800000" style:font-name="Ubuntu" fo:font-size="13pt" fo:language="zxx" fo:country="none" fo:font-weight="normal" officeooo:rsid="000fe180" officeooo:paragraph-rsid="000fe180" style:font-size-asian="11.3500003814697pt" style:language-asian="zxx" style:country-asian="none" style:font-weight-asian="normal" style:font-size-complex="13pt" style:language-complex="zxx" style:country-complex="none"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5810f" style:font-weight-asian="bold" style:font-weight-complex="bold"/>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15810f" style:font-weight-asian="bold" style:font-weight-complex="bold"/>
    </style:style>
    <style:style style:name="T6" style:family="text">
      <style:text-properties style:text-underline-style="none" officeooo:rsid="0010ace5"/>
    </style:style>
    <style:style style:name="T7" style:family="text">
      <style:text-properties style:text-underline-style="none" officeooo:rsid="0015810f"/>
    </style:style>
    <style:style style:name="T8" style:family="text">
      <style:text-properties officeooo:rsid="0011ae03"/>
    </style:style>
    <style:style style:name="T9" style:family="text">
      <style:text-properties officeooo:rsid="0014a3a4"/>
    </style:style>
    <style:style style:name="T10" style:family="text">
      <style:text-properties officeooo:rsid="0014dc88"/>
    </style:style>
    <style:style style:name="T11" style:family="text">
      <style:text-properties fo:font-weight="bold" officeooo:rsid="0015810f" style:font-weight-asian="bold" style:font-weight-complex="bold"/>
    </style:style>
    <style:style style:name="T12" style:family="text">
      <style:text-properties fo:color="#800000" officeooo:rsid="0015810f"/>
    </style:style>
    <style:style style:name="T13" style:family="text">
      <style:text-properties fo:color="#800000" style:text-underline-style="none" officeooo:rsid="001581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marques &amp; Questions</text:p>
      <text:p text:style-name="P1"/>
      <text:p text:style-name="P2"/>
      <text:p text:style-name="P2">- <text:span text:style-name="T8">Un responsable est il affecté à un unique évènement ou est ce l'équivalent d'un admin système ?</text:span></text:p>
      <text:p text:style-name="P2"/>
      <text:p text:style-name="P2"><text:tab/><text:span text:style-name="T12">Il s'agit bien du responsable de l'évènement.</text:span></text:p>
      <text:p text:style-name="P2"/>
      <text:p text:style-name="P2">- <text:span text:style-name="T8">Y a t-il qu'un seul Responsable pour 1 évènement</text:span></text:p>
      <text:p text:style-name="P2"/>
      <text:p text:style-name="P2"><text:tab/><text:span text:style-name="T12">Il y en a plusieurs</text:span></text:p>
      <text:p text:style-name="P2"/>
      <text:p text:style-name="P2">- Qu'est ce qu'un fichier <text:span text:style-name="T1">FileMarker</text:span><text:span text:style-name="T3"> ?</text:span></text:p>
      <text:p text:style-name="P2"/>
      <text:p text:style-name="P2"><text:span text:style-name="T3"><text:tab/></text:span><text:span text:style-name="T13">Une équivalence à Acces et Woks ; une bd offline</text:span></text:p>
      <text:p text:style-name="P2"/>
      <text:p text:style-name="P3">Les définitions suivantes sont-elles correctes ? </text:p>
      <text:p text:style-name="P2"><text:tab/>- <text:span text:style-name="T9">Bénévole : Personne dont la présence à un évènement à venir a été <text:tab/>acceptée par le responsable</text:span></text:p>
      <text:p text:style-name="P6"><text:tab/>-<text:span text:style-name="T9">Volontaire : Personne désirant être Bénévole pour un évènement à venir <text:tab/>mais qui n'a pas encore été acceptée par le responsable</text:span></text:p>
      <text:p text:style-name="P6"/>
      <text:p text:style-name="P7"><text:span text:style-name="T11">Réelles définitions :</text:span></text:p>
      <text:p text:style-name="P7"/>
      <text:p text:style-name="P7"><text:span text:style-name="T11"><text:tab/>-</text:span><text:span text:style-name="T5"> </text:span><text:span text:style-name="T2">Bénévole</text:span><text:span text:style-name="T5"> :</text:span></text:p>
      <text:p text:style-name="P7"><text:span text:style-name="T5"><text:tab/>- </text:span><text:span text:style-name="T2">Volontaire</text:span><text:span text:style-name="T5"> :</text:span></text:p>
      <text:p text:style-name="P6"/>
      <text:p text:style-name="P2"/>
      <text:p text:style-name="P4">Accès aux données hors connexion, <text:span text:style-name="T10">seulement les responsables, état d'export général</text:span></text:p>
      <text:p text:style-name="P2"/>
      <text:p text:style-name="P4"><text:tab/>- Mettre en place un réseau interne durant l'évènement avec une copie de la BD sur un serveur et accessible par les autres postes. A la fin de l'évènement, mettre à jour sur le serveur principal.</text:p>
      <text:p text:style-name="P2"><text:tab/></text:p>
      <text:p text:style-name="P2"><text:span text:style-name="T3">- Dans le cas où il n'est pas possible de mettre en place un réseau, on crée un logiciel dynamique pour manipuler les données relatives à la gestion de bénévole(s) ou de secteur(s). Il faut ensuite répercuter les modifications / évolution faites en BD lorsqu'il y a un acces internet, ce qui sous entend que chaque personne travaillant en mode hors connecté doit manipuler des fichiers </text:span><text:span text:style-name="T4">indépendants.</text:span></text:p>
      <text:p text:style-name="P2"/>
      <text:p text:style-name="P2"><text:span text:style-name="T4"><text:tab/></text:span><text:span text:style-name="T13">Dans le cas où il n'y a pas d'acces internet à l'évènement, le responsable génère au préalable les états et les imprime. Des champs vides lui permettront d'ajouter des moficitions aux fiches si besoin. Il n'est pas nécessaire de faire les modifications en BD après l'évènement.</text:span></text:p>
      <text:p text:style-name="P2"/>
      <text:p text:style-name="P4">- Que signifie " Disposer d'un état des manques par jour, tour par tour"</text:p>
      <text:p text:style-name="P2"><text:soft-page-break/></text:p>
      <text:p text:style-name="P2"><text:tab/><text:span text:style-name="T12">Ca signifie une feuille a compléter avec les différents tours encore vides</text:span></text:p>
      <text:p text:style-name="P2"><text:span text:style-name="T12"/></text:p>
      <text:p text:style-name="P2"><text:span text:style-name="T3">- </text:span><text:span text:style-name="T6">C'est quoi la différence entre une poste et un tour ?</text:span></text:p>
      <text:p text:style-name="P2"/>
      <text:p text:style-name="P8"><text:span text:style-name="T6"><text:tab/></text:span><text:span text:style-name="T7">Un poste est composé de plusieurs tours. (8h – 9h / 9h – 10h30)</text:span></text:p>
      <text:p text:style-name="P8"><text:span text:style-name="T7"><text:tab/>Un tour peut nécessiter plusieurs bénévoles. Les tours peuvent avoir des amplitudes horaires différentes. Deux tours peuvent se chevaucher.</text:span></text:p>
      <text:p text:style-name="P4"/>
      <text:p text:style-name="P2"/>
      <text:p text:style-name="P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arihack </meta:initial-creator>
    <meta:creation-date>2015-04-07T11:33:19.553214306</meta:creation-date>
    <dc:date>2015-04-09T11:08:45.198032479</dc:date>
    <dc:creator>oparihack </dc:creator>
    <meta:editing-duration>PT3H4M24S</meta:editing-duration>
    <meta:editing-cycles>15</meta:editing-cycles>
    <meta:generator>LibreOffice/4.3.3.2$Linux_X86_64 LibreOffice_project/430m0$Build-2</meta:generator>
    <meta:document-statistic meta:table-count="0" meta:image-count="0" meta:object-count="0" meta:page-count="2" meta:paragraph-count="24" meta:word-count="343" meta:character-count="2010" meta:non-whitespace-character-count="1669"/>
  </office:meta>
</office:document-meta>
</file>